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8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0" draw:style-name="gr1" draw:text-style-name="P1" svg:width="3.226in" svg:height="3.5429in" svg:x="23.1122in" svg:y="28.4854in">
            <draw:object draw:notify-on-update-of-ranges="Tabelle1.H237:Tabelle1.H239 Tabelle1.I236:Tabelle1.I236 Tabelle1.I237:Tabelle1.I239 Tabelle1.K236:Tabelle1.K236 Tabelle1.K237:Tabelle1.K239 Tabelle1.J236:Tabelle1.J236 Tabelle1.J237:Tabelle1.J239 Tabelle1.N236:Tabelle1.N236 Tabelle1.N237:Tabelle1.N23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1" draw:style-name="gr1" draw:text-style-name="P1" svg:width="6.302in" svg:height="3.5335in" svg:x="16.5941in" svg:y="28.3906in">
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7" draw:name="MNV P-domain" draw:style-name="gr1" draw:text-style-name="P1" svg:width="3.0272in" svg:height="3.5429in" svg:x="10.3654in" svg:y="44.6228in">
            <draw:object draw:notify-on-update-of-ranges="Tabelle1.E251:Tabelle1.E255 Tabelle1.F250:Tabelle1.F250 Tabelle1.F251:Tabelle1.F255 Tabelle1.F251:Tabelle1.F255 Tabelle1.H250:Tabelle1.H250 Tabelle1.H251:Tabelle1.H255 Tabelle1.H251:Tabelle1.H255 Tabelle1.G250:Tabelle1.G250 Tabelle1.G251:Tabelle1.G255 Tabelle1.G251:Tabelle1.G255 Tabelle1.K250:Tabelle1.K250 Tabelle1.K251:Tabelle1.K255 Tabelle1.K251:Tabelle1.K2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8" draw:name="MNV P-domain_0" draw:style-name="gr1" draw:text-style-name="P1" svg:width="3.0272in" svg:height="3.5429in" svg:x="13.8106in" svg:y="44.613in">
            <draw:object draw:notify-on-update-of-ranges="Tabelle1.E251:Tabelle1.E255 Tabelle1.F250:Tabelle1.F250 Tabelle1.F258:Tabelle1.F262 Tabelle1.H250:Tabelle1.H250 Tabelle1.H258:Tabelle1.H262 Tabelle1.G250:Tabelle1.G250 Tabelle1.G258:Tabelle1.G262 Tabelle1.K250:Tabelle1.K250 Tabelle1.K258:Tabelle1.K26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9" draw:name="MNV P-domain_1" draw:style-name="gr1" draw:text-style-name="P1" svg:width="3.0272in" svg:height="3.5429in" svg:x="17.1398in" svg:y="44.5764in">
            <draw:object draw:notify-on-update-of-ranges="Tabelle1.E266:Tabelle1.E270 Tabelle1.F250:Tabelle1.F250 Tabelle1.F266:Tabelle1.F270 Tabelle1.H250:Tabelle1.H250 Tabelle1.H266:Tabelle1.H270 Tabelle1.G250:Tabelle1.G250 Tabelle1.G266:Tabelle1.G270 Tabelle1.K250:Tabelle1.K250 Tabelle1.K266:Tabelle1.K27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42" table:default-cell-style-name="Default"/>
        <table:table-row table:style-name="ro1">
          <table:table-cell table:number-columns-repeated="42"/>
        </table:table-row>
        <table:table-row table:style-name="ro1">
          <table:table-cell table:number-columns-repeated="13"/>
          <table:table-cell>
            <draw:frame draw:z-index="12" draw:style-name="gr1" draw:text-style-name="P1" svg:width="3.0531in" svg:height="2.2984in" svg:x="0.5413in" svg:y="0.165in">
              <draw:object draw:notify-on-update-of-ranges="Tabelle1.K5:Tabelle1.K10 Tabelle1.I236:Tabelle1.I236 Tabelle1.L5:Tabelle1.L10 Tabelle1.J236:Tabelle1.J236 Tabelle1.M5:Tabelle1.M1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13"/>
          <table:table-cell>
            <draw:frame draw:z-index="24" draw:style-name="gr1" draw:text-style-name="P1" svg:width="2.8315in" svg:height="2.3614in" svg:x="0.2185in" svg:y="0.0386in">
              <draw:object draw:notify-on-update-of-ranges="Tabelle1.B4:Tabelle1.B10 Tabelle1.T5:Tabelle1.T1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7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9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1" office:value-type="string" calcext:value-type="string">
            <text:p>HuNoV 0.1 steps size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U5]/[.V5]" office:value-type="float" office:value="0.516129032258065" calcext:value-type="float">
            <text:p>0.516129032258065</text:p>
          </table:table-cell>
          <table:table-cell table:number-columns-repeated="7"/>
          <table:table-cell table:style-name="ce11" office:value-type="string" calcext:value-type="string">
            <text:p>HuNoV 5 percent more noes</text:p>
          </table:table-cell>
          <table:table-cell office:value-type="string" calcext:value-type="string">
            <text:p>3 to 7.0 Å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table:formula="of:=[.AG5]/[.AH5]" office:value-type="float" office:value="0.55" calcext:value-type="float">
            <text:p>0.55</text:p>
          </table:table-cell>
          <table:table-cell table:number-columns-repeated="2"/>
          <table:table-cell table:style-name="ce11" office:value-type="string" calcext:value-type="string">
            <text:p>HuNoV 5 percent less noes</text:p>
          </table:table-cell>
          <table:table-cell office:value-type="string" calcext:value-type="string">
            <text:p>3 to 7.0 Å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1" table:formula="of:=[.AN5]/[.AO5]" office:value-type="float" office:value="0.714285714285714" calcext:value-type="float">
            <text:p>0.714285714285714</text:p>
          </table:table-cell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U6]/[.V6]" office:value-type="float" office:value="0.277777777777778" calcext:value-type="float">
            <text:p>0.277777777777778</text:p>
          </table:table-cell>
          <table:table-cell table:number-columns-repeated="7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[.AG6]/[.AH6]" office:value-type="float" office:value="0.463414634146342" calcext:value-type="float">
            <text:p>0.463414634146342</text:p>
          </table:table-cell>
          <table:table-cell table:number-columns-repeated="2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formula="of:=[.AN6]/[.AO6]" office:value-type="float" office:value="0.615384615384615" calcext:value-type="float">
            <text:p>0.615384615384615</text:p>
          </table:table-cell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U7]/[.V7]" office:value-type="float" office:value="0.484848484848485" calcext:value-type="float">
            <text:p>0.484848484848485</text:p>
          </table:table-cell>
          <table:table-cell table:number-columns-repeated="8"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AG7]/[.AH7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3 to 8.0 Å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8.5 Å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U8]/[.V8]" office:value-type="float" office:value="0.392857142857143" calcext:value-type="float">
            <text:p>0.392857142857143</text:p>
          </table:table-cell>
          <table:table-cell table:number-columns-repeated="8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table:style-name="ce1" table:formula="of:=[.AG8]/[.AH8]" office:value-type="float" office:value="0.568181818181818" calcext:value-type="float">
            <text:p>0.568181818181818</text:p>
          </table:table-cell>
          <table:table-cell table:number-columns-repeated="3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5" table:formula="of:=[.AN7]/[.AO7]" office:value-type="float" office:value="0.588235294117647" calcext:value-type="float">
            <text:p>0.588235294117647</text:p>
          </table:table-cell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U9]/[.V9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0 Å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table:style-name="ce6" table:formula="of:=[.AG9]/[.AH9]" office:value-type="float" office:value="0.565217391304348" calcext:value-type="float">
            <text:p>0.565217391304348</text:p>
          </table:table-cell>
          <table:table-cell table:number-columns-repeated="3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style-name="ce6" table:formula="of:=[.AN9]/[.AO9]" office:value-type="float" office:value="0.681818181818182" calcext:value-type="float">
            <text:p>0.681818181818182</text:p>
          </table:table-cell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0]/[.V10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9.5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0]/[.AH10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6" table:formula="of:=[.AN10]/[.AO10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U11]/[.V11]" office:value-type="float" office:value="0.627906976744186" calcext:value-type="float">
            <text:p>0.627906976744186</text:p>
          </table:table-cell>
          <table:table-cell table:number-columns-repeated="8"/>
          <table:table-cell office:value-type="string" calcext:value-type="string">
            <text:p>3 to 10.0 Å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5" table:formula="of:=[.AG11]/[.AH11]" office:value-type="float" office:value="0.416666666666667" calcext:value-type="float">
            <text:p>0.416666666666667</text:p>
          </table:table-cell>
          <table:table-cell table:number-columns-repeated="3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5" table:formula="of:=[.AN11]/[.AO11]"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4"/>
          <table:table-cell table:style-name="ce5"/>
          <table:table-cell table:number-columns-repeated="37"/>
        </table:table-row>
        <table:table-row table:style-name="ro1" table:number-rows-repeated="5">
          <table:table-cell table:number-columns-repeated="4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table:style-name="ce6" table:formula="of:=[.C19]/[.D19]" office:value-type="float" office:value="0.47008547008547" calcext:value-type="float">
            <text:p>0.4700854700854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/>
          <table:table-cell>
            <draw:frame draw:z-index="13" draw:style-name="gr1" draw:text-style-name="P1" svg:width="3.0531in" svg:height="2.2984in" svg:x="0.1291in" svg:y="0.0252in">
              <draw:object draw:notify-on-update-of-ranges="Tabelle1.K5:Tabelle1.K10 Tabelle1.I236:Tabelle1.I236 Tabelle1.L20:Tabelle1.L25 Tabelle1.J236:Tabelle1.J236 Tabelle1.M20:Tabelle1.M2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table:style-name="ce1" table:formula="of:=[.C20]/[.D20]" office:value-type="float" office:value="0.476190476190476" calcext:value-type="float">
            <text:p>0.47619047619047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style-name="ce5" table:formula="of:=[.C21]/[.D21]" office:value-type="float" office:value="0.419354838709677" calcext:value-type="float">
            <text:p>0.41935483870967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table:style-name="ce5" table:formula="of:=[.C22]/[.D22]" office:value-type="float" office:value="0.430769230769231" calcext:value-type="float">
            <text:p>0.43076923076923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6" table:formula="of:=[.C23]/[.D23]" office:value-type="float" office:value="0.435483870967742" calcext:value-type="float">
            <text:p>0.43548387096774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table:formula="of:=[.C24]/[.D24]" office:value-type="float" office:value="0.418604651162791" calcext:value-type="float">
            <text:p>0.41860465116279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formula="of:=[.C25]/[.D25]" office:value-type="float" office:value="0.419847328244275" calcext:value-type="float">
            <text:p>0.419847328244275</text:p>
          </table:table-cell>
          <table:table-cell table:number-columns-repeated="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6"/>
        </table:table-row>
        <table:table-row table:style-name="ro1" table:number-rows-repeated="4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3"/>
          <table:table-cell table:style-name="ce5" office:value-type="string" calcext:value-type="string">
            <text:p>ll</text:p>
          </table:table-cell>
          <table:table-cell table:style-name="ce5" table:number-columns-repeated="3"/>
          <table:table-cell table:number-columns-repeated="26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5"/>
          <table:table-cell table:style-name="ce5">
            <draw:frame draw:z-index="14" draw:style-name="gr1" draw:text-style-name="P1" svg:width="3.0531in" svg:height="2.2984in" svg:x="0.1165in" svg:y="0.1654in">
              <draw:object draw:notify-on-update-of-ranges="Tabelle1.K5:Tabelle1.K10 Tabelle1.I236:Tabelle1.I236 Tabelle1.L38:Tabelle1.L43 Tabelle1.J236:Tabelle1.J236 Tabelle1.M38:Tabelle1.M43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style-name="ce5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/>
          <table:table-cell table:style-name="ce5" table:number-columns-repeated="5"/>
          <table:table-cell table:number-columns-repeated="26"/>
        </table:table-row>
        <table:table-row table:style-name="ro1">
          <table:table-cell table:number-columns-repeated="9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26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26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5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11" office:value-type="string" calcext:value-type="string">
            <text:p>MNV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V39]/[.W39]" office:value-type="float" office:value="0.710526315789474" calcext:value-type="float">
            <text:p>0.7105263157894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5" table:number-columns-repeated="3"/>
          <table:table-cell table:number-columns-repeated="3"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V40]/[.W40]" office:value-type="float" office:value="0.707317073170732" calcext:value-type="float">
            <text:p>0.70731707317073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0 Å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style-name="ce1" table:formula="of:=[.V41]/[.W41]" office:value-type="float" office:value="0.736842105263158" calcext:value-type="float">
            <text:p>0.7368421052631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[.V42]/[.W42]" office:value-type="float" office:value="0.714285714285714" calcext:value-type="float">
            <text:p>0.71428571428571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3"/>
          <table:table-cell table:number-columns-repeated="4"/>
          <table:table-cell office:value-type="string" calcext:value-type="string">
            <text:p>3 to 9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3]/[.W43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9"/>
          <table:table-cell table:style-name="ce5" table:number-columns-repeated="7"/>
          <table:table-cell table:number-columns-repeated="4"/>
          <table:table-cell office:value-type="string" calcext:value-type="string">
            <text:p>3 to 9.5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V44]/[.W44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7"/>
          <table:table-cell table:number-columns-repeated="4"/>
          <table:table-cell office:value-type="string" calcext:value-type="string">
            <text:p>3 to 10.0 Å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5" table:formula="of:=[.V45]/[.W45]" office:value-type="float" office:value="0.731707317073171" calcext:value-type="float">
            <text:p>0.731707317073171</text:p>
          </table:table-cell>
          <table:table-cell table:number-columns-repeated="18"/>
        </table:table-row>
        <table:table-row table:style-name="ro1" table:number-rows-repeated="3">
          <table:table-cell table:number-columns-repeated="9"/>
          <table:table-cell table:style-name="ce5" table:number-columns-repeated="7"/>
          <table:table-cell table:number-columns-repeated="26"/>
        </table:table-row>
        <table:table-row table:style-name="ro1" table:number-rows-repeated="10">
          <table:table-cell table:number-columns-repeated="42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/>
          <table:table-cell table:style-name="ce5">
            <draw:frame draw:z-index="15" draw:style-name="gr1" draw:text-style-name="P1" svg:width="3.0531in" svg:height="2.2984in" svg:x="0.0004in" svg:y="0in">
              <draw:object draw:notify-on-update-of-ranges="Tabelle1.K5:Tabelle1.K10 Tabelle1.I236:Tabelle1.I236 Tabelle1.L62:Tabelle1.L67 Tabelle1.J236:Tabelle1.J236 Tabelle1.M62:Tabelle1.M67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style-name="ce5" table:number-columns-repeated="5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 table:style-name="ce11" office:value-type="string" calcext:value-type="string">
            <text:p>MSG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formula="of:=[.V62]/[.W62]" office:value-type="float" office:value="0.343283582089552" calcext:value-type="float">
            <text:p>0.343283582089552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formula="of:=[.V63]/[.W63]" office:value-type="float" office:value="0.389830508474576" calcext:value-type="float">
            <text:p>0.389830508474576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style-name="ce5" table:formula="of:=[.V64]/[.W64]" office:value-type="float" office:value="0.407407407407407" calcext:value-type="float">
            <text:p>0.4074074074074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table:formula="of:=[.V65]/[.W65]" office:value-type="float" office:value="0.416666666666667" calcext:value-type="float">
            <text:p>0.41666666666666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table:formula="of:=[.V66]/[.W66]" office:value-type="float" office:value="0.468354430379747" calcext:value-type="float">
            <text:p>0.46835443037974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number-columns-repeated="6"/>
          <table:table-cell/>
          <table:table-cell office:value-type="string" calcext:value-type="string">
            <text:p>3 to 9.5 Å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table:style-name="ce6" table:formula="of:=[.V67]/[.W67]" office:value-type="float" office:value="0.475609756097561" calcext:value-type="float">
            <text:p>0.47560975609756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5" table:formula="of:=[.V68]/[.W68]" office:value-type="float" office:value="0.386666666666667" calcext:value-type="float">
            <text:p>0.386666666666667</text:p>
          </table:table-cell>
          <table:table-cell table:number-columns-repeated="18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22"/>
        </table:table-row>
        <table:table-row table:style-name="ro1" table:number-rows-repeated="5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2"/>
          <table:table-cell table:style-name="ce5">
            <draw:frame draw:z-index="16" draw:style-name="gr1" draw:text-style-name="P1" svg:width="3.0531in" svg:height="2.2984in" svg:x="0.7091in" svg:y="0.1272in">
              <draw:object draw:notify-on-update-of-ranges="Tabelle1.K5:Tabelle1.K10 Tabelle1.I236:Tabelle1.I236 Tabelle1.L80:Tabelle1.L85 Tabelle1.J236:Tabelle1.J236 Tabelle1.M80:Tabelle1.M85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style-name="ce5" table:number-columns-repeated="6"/>
          <table:table-cell table:number-columns-repeated="22"/>
        </table:table-row>
        <table:table-row table:style-name="ro1">
          <table:table-cell table:number-columns-repeated="11"/>
          <table:table-cell table:style-name="ce5" table:number-columns-repeated="9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 table:style-name="ce11" office:value-type="string" calcext:value-type="string">
            <text:p>MBP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[.V81]/[.W81]" office:value-type="float" office:value="0.137931034482759" calcext:value-type="float">
            <text:p>0.137931034482759</text:p>
          </table:table-cell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V82]/[.W82]" office:value-type="float" office:value="0.282608695652174" calcext:value-type="float">
            <text:p>0.28260869565217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V83]/[.W83]" office:value-type="float" office:value="0.2" calcext:value-type="float">
            <text:p>0.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V84]/[.W84]" office:value-type="float" office:value="0.372093023255814" calcext:value-type="float">
            <text:p>0.37209302325581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6" table:formula="of:=[.V85]/[.W85]" office:value-type="float" office:value="0.416666666666667" calcext:value-type="float">
            <text:p>0.41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style-name="ce6" table:formula="of:=[.C86]/[.D86]" office:value-type="float" office:value="0.404761904761905" calcext:value-type="float">
            <text:p>0.404761904761905</text:p>
          </table:table-cell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9.5 Å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1" table:formula="of:=[.V86]/[.W86]" office:value-type="float" office:value="0.41304347826087" calcext:value-type="float">
            <text:p>0.4130434782608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V87]/[.W87]" office:value-type="float" office:value="0.395348837209302" calcext:value-type="float">
            <text:p>0.395348837209302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8">
          <table:table-cell table:number-columns-repeated="11"/>
          <table:table-cell table:style-name="ce5" table:number-columns-repeated="9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7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5">
            <draw:frame draw:z-index="17" draw:style-name="gr1" draw:text-style-name="P1" svg:width="3.0531in" svg:height="2.2984in" svg:x="0.0004in" svg:y="0in">
              <draw:object draw:notify-on-update-of-ranges="Tabelle1.K5:Tabelle1.K10 Tabelle1.I236:Tabelle1.I236 Tabelle1.L99:Tabelle1.L104 Tabelle1.J236:Tabelle1.J236 Tabelle1.M99:Tabelle1.M104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style-name="ce5" table:number-columns-repeated="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style-name="ce11" office:value-type="string" calcext:value-type="string">
            <text:p>ATCase PD 0.1 steps size</text:p>
          </table:table-cell>
          <table:table-cell office:value-type="string" calcext:value-type="string">
            <text:p>3 to 7.0 Å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V100]/[.W100]" office:value-type="float" office:value="0" calcext:value-type="float">
            <text:p>0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7"/>
          <table:table-cell office:value-type="string" calcext:value-type="string">
            <text:p>3 to 7.5 Å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V101]/[.W101]" office:value-type="float" office:value="0.1875" calcext:value-type="float">
            <text:p>0.187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" table:formula="of:=[.V102]/[.W102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8.5 Å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table:formula="of:=[.V103]/[.W103]" office:value-type="float" office:value="0.25" calcext:value-type="float">
            <text:p>0.25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/>
          <table:table-cell office:value-type="string" calcext:value-type="string">
            <text:p>3 to 9.0 Å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5" table:formula="of:=[.V104]/[.W104]" office:value-type="float" office:value="0.227272727272727" calcext:value-type="float">
            <text:p>0.22727272727272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6"/>
          <table:table-cell table:style-name="ce5" table:number-columns-repeated="8"/>
          <table:table-cell/>
          <table:table-cell office:value-type="string" calcext:value-type="string">
            <text:p>3 to 9.5 Å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table:formula="of:=[.V105]/[.W105]" office:value-type="float" office:value="0.4" calcext:value-type="float">
            <text:p>0.4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11"/>
          <table:table-cell table:style-name="ce5" table:number-columns-repeated="8"/>
          <table:table-cell/>
          <table:table-cell office:value-type="string" calcext:value-type="string">
            <text:p>3 to 10.0 Å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5" table:formula="of:=[.V106]/[.W106]" office:value-type="float" office:value="0.166666666666667" calcext:value-type="float">
            <text:p>0.166666666666667</text:p>
          </table:table-cell>
          <table:table-cell/>
          <table:table-cell table:style-name="ce5" table:number-columns-repeated="12"/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14"/>
          <table:table-cell table:style-name="ce5"/>
          <table:table-cell table:number-columns-repeated="5"/>
          <table:table-cell table:style-name="ce5" table:number-columns-repeated="12"/>
          <table:table-cell table:number-columns-repeated="5"/>
        </table:table-row>
        <table:table-row table:style-name="ro1" table:number-rows-repeated="7">
          <table:table-cell table:number-columns-repeated="25"/>
          <table:table-cell table:style-name="ce5" table:number-columns-repeated="12"/>
          <table:table-cell table:number-columns-repeated="5"/>
        </table:table-row>
        <table:table-row table:style-name="ro1" table:number-rows-repeated="3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2"/>
          <table:table-cell table:style-name="ce5">
            <draw:frame draw:z-index="18" draw:style-name="gr1" draw:text-style-name="P1" svg:width="3.0531in" svg:height="2.2984in" svg:x="0in" svg:y="0in">
              <draw:object draw:notify-on-update-of-ranges="Tabelle1.K5:Tabelle1.K10 Tabelle1.I236:Tabelle1.I236 Tabelle1.L120:Tabelle1.L125 Tabelle1.J236:Tabelle1.J236 Tabelle1.M120:Tabelle1.M125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style-name="ce5" table:number-columns-repeated="3"/>
          <table:table-cell/>
          <table:table-cell table:style-name="ce11" office:value-type="string" calcext:value-type="string">
            <text:p>EIN 0.1 steps size</text:p>
          </table:table-cell>
          <table:table-cell office:value-type="string" calcext:value-type="string">
            <text:p>3 to 7.0 Å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style-name="ce6" table:formula="of:=[.W118]/[.X118]" office:value-type="float" office:value="0.575757575757576" calcext:value-type="float">
            <text:p>0.575757575757576</text:p>
          </table:table-cell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4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6"/>
          <table:table-cell/>
          <table:table-cell table:style-name="ce5"/>
          <table:table-cell office:value-type="string" calcext:value-type="string">
            <text:p>3 to 7.5 Å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style-name="ce1" table:formula="of:=[.W119]/[.X119]" office:value-type="float" office:value="0.469387755102041" calcext:value-type="float">
            <text:p>0.469387755102041</text:p>
          </table:table-cell>
          <table:table-cell table:number-columns-repeated="17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0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1" table:formula="of:=[.W120]/[.X120]" office:value-type="float" office:value="0.462962962962963" calcext:value-type="float">
            <text:p>0.462962962962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8.5 Å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style-name="ce5" table:formula="of:=[.W121]/[.X121]" office:value-type="float" office:value="0.462962962962963" calcext:value-type="float">
            <text:p>0.462962962962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0 Å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style-name="ce5" table:formula="of:=[.W122]/[.X122]" office:value-type="float" office:value="0.428571428571429" calcext:value-type="float">
            <text:p>0.4285714285714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9.5 Å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" table:formula="of:=[.W123]/[.X123]" office:value-type="float" office:value="0.415094339622642" calcext:value-type="float">
            <text:p>0.415094339622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"/>
          <table:table-cell office:value-type="string" calcext:value-type="string">
            <text:p>3 to 10.0 Å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style-name="ce5" table:formula="of:=[.W124]/[.X124]" office:value-type="float" office:value="0.396551724137931" calcext:value-type="float">
            <text:p>0.396551724137931</text:p>
          </table:table-cell>
          <table:table-cell table:number-columns-repeated="17"/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6"/>
          <table:table-cell table:number-columns-repeated="23"/>
        </table:table-row>
        <table:table-row table:style-name="ro1" table:number-rows-repeated="8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3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6"/>
          <table:table-cell table:number-columns-repeated="23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/>
          <table:table-cell table:style-name="ce5">
            <draw:frame draw:z-index="19" draw:style-name="gr1" draw:text-style-name="P1" svg:width="3.0531in" svg:height="2.2984in" svg:x="0.0004in" svg:y="0.0004in">
              <draw:object draw:notify-on-update-of-ranges="Tabelle1.K5:Tabelle1.K10 Tabelle1.I236:Tabelle1.I236 Tabelle1.L136:Tabelle1.L141 Tabelle1.J236:Tabelle1.J236 Tabelle1.M136:Tabelle1.M141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style-name="ce5" table:number-columns-repeated="4"/>
          <table:table-cell table:number-columns-repeated="23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number-columns-repeated="23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ce5" table:number-columns-repeated="8"/>
          <table:table-cell table:number-columns-repeated="23"/>
        </table:table-row>
        <table:table-row table:style-name="ro1" table:number-rows-repeated="7">
          <table:table-cell table:number-columns-repeated="11"/>
          <table:table-cell table:style-name="ce5" table:number-columns-repeated="8"/>
          <table:table-cell table:number-columns-repeated="23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13"/>
          <table:table-cell>
            <draw:frame draw:z-index="20" draw:style-name="gr1" draw:text-style-name="P1" svg:width="3.0531in" svg:height="2.2984in" svg:x="0.8114in" svg:y="0.0972in">
              <draw:object draw:notify-on-update-of-ranges="Tabelle1.K5:Tabelle1.K10 Tabelle1.I236:Tabelle1.I236 Tabelle1.L158:Tabelle1.L163 Tabelle1.J236:Tabelle1.J236 Tabelle1.M158:Tabelle1.M163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8"/>
        </table:table-row>
        <table:table-row table:style-name="ro1" table:number-rows-repeated="3">
          <table:table-cell table:number-columns-repeated="42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correct vs wrong different min cluster sizes</text:p>
          </table:table-cell>
          <table:table-cell table:number-columns-repeated="31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4"/>
          <table:table-cell table:style-name="ce5"/>
          <table:table-cell table:number-columns-repeated="17"/>
          <table:table-cell table:style-name="ce5" table:number-columns-repeated="6"/>
          <table:table-cell table:number-columns-repeated="14"/>
        </table:table-row>
        <table:table-row table:style-name="ro1" table:number-rows-repeated="2">
          <table:table-cell table:number-columns-repeated="22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3"/>
          <table:table-cell>
            <draw:frame draw:z-index="21" draw:style-name="gr1" draw:text-style-name="P1" svg:width="3.0531in" svg:height="2.2984in" svg:x="0.7606in" svg:y="0.1657in">
              <draw:object draw:notify-on-update-of-ranges="Tabelle1.K5:Tabelle1.K10 Tabelle1.I236:Tabelle1.I236 Tabelle1.L171:Tabelle1.L176 Tabelle1.J236:Tabelle1.J236 Tabelle1.M171:Tabelle1.M176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22"/>
          <table:table-cell table:style-name="ce5" table:number-columns-repeated="6"/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rrect vs wrong different min cluster sizes</text:p>
          </table:table-cell>
          <table:table-cell table:number-columns-repeated="11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 table:number-columns-repeated="6"/>
          <table:table-cell table:number-columns-repeated="14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/>
          <table:table-cell>
            <draw:frame draw:z-index="22" draw:style-name="gr1" draw:text-style-name="P1" svg:width="6.302in" svg:height="3.5335in" svg:x="0.2929in" svg:y="0.1429in">
              <draw:object draw:notify-on-update-of-ranges="Tabelle1.H214:Tabelle1.H223 Tabelle1.I213:Tabelle1.I213 Tabelle1.I214:Tabelle1.I223 Tabelle1.K213:Tabelle1.K213 Tabelle1.K214:Tabelle1.K223 Tabelle1.J213:Tabelle1.J213 Tabelle1.J214:Tabelle1.J223 Tabelle1.N213:Tabelle1.N213 Tabelle1.N214:Tabelle1.N223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9"/>
          <table:table-cell>
            <draw:frame draw:z-index="23" draw:style-name="gr1" draw:text-style-name="P1" svg:width="3.226in" svg:height="3.5429in" svg:x="0.1756in" svg:y="0.0827in">
              <draw:object draw:notify-on-update-of-ranges="Tabelle1.H237:Tabelle1.H239 Tabelle1.I236:Tabelle1.I236 Tabelle1.I237:Tabelle1.I239 Tabelle1.K236:Tabelle1.K236 Tabelle1.K237:Tabelle1.K239 Tabelle1.J236:Tabelle1.J236 Tabelle1.J237:Tabelle1.J239 Tabelle1.N236:Tabelle1.N236 Tabelle1.N237:Tabelle1.N239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 table:number-columns-repeated="6"/>
          <table:table-cell>
            <draw:frame draw:z-index="25" draw:style-name="gr1" draw:text-style-name="P1" svg:width="2.8315in" svg:height="2.3614in" svg:x="0.8189in" svg:y="0.0945in">
              <draw:object draw:notify-on-update-of-ranges="Tabelle1.C186:Tabelle1.C192 Tabelle1.F186:Tabelle1.F192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4"/>
          <table:table-cell table:style-name="ce5">
            <draw:frame draw:z-index="26" draw:style-name="gr1" draw:text-style-name="P1" svg:width="3.0531in" svg:height="2.2984in" svg:x="0.4098in" svg:y="0.1531in">
              <draw:object draw:notify-on-update-of-ranges="Tabelle1.K5:Tabelle1.K10 Tabelle1.I236:Tabelle1.I236 Tabelle1.M188:Tabelle1.M193 Tabelle1.J236:Tabelle1.J236 Tabelle1.N188:Tabelle1.N193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style-name="ce5" table:number-columns-repeated="2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D186]/[.E186]" office:value-type="float" office:value="0.325581395348837" calcext:value-type="float">
            <text:p>0.325581395348837</text:p>
          </table:table-cell>
          <table:table-cell table:number-columns-repeated="4"/>
          <table:table-cell table:style-name="ce5"/>
          <table:table-cell office:value-type="string" calcext:value-type="string">
            <text:p>correct vs wrong different min cluster sizes</text:p>
          </table:table-cell>
          <table:table-cell table:number-columns-repeated="2"/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style-name="ce1" table:formula="of:=[.D187]/[.E187]" office:value-type="float" office:value="0.395833333333333" calcext:value-type="float">
            <text:p>0.395833333333333</text:p>
          </table:table-cell>
          <table:table-cell table:number-columns-repeated="4"/>
          <table:table-cell table:style-name="ce5"/>
          <table:table-cell office:value-type="string" calcext:value-type="string">
            <text:p>min cluster siz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style-name="ce1" table:formula="of:=[.D188]/[.E188]" office:value-type="float" office:value="0.392156862745098" calcext:value-type="float">
            <text:p>0.392156862745098</text:p>
          </table:table-cell>
          <table:table-cell table:number-columns-repeated="4"/>
          <table:table-cell table:style-name="ce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style-name="ce6" table:formula="of:=[.D189]/[.E189]" office:value-type="float" office:value="0.403846153846154" calcext:value-type="float">
            <text:p>0.403846153846154</text:p>
          </table:table-cell>
          <table:table-cell table:number-columns-repeated="4"/>
          <table:table-cell table:style-name="ce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5" table:formula="of:=[.D190]/[.E190]" office:value-type="float" office:value="0.346153846153846" calcext:value-type="float">
            <text:p>0.346153846153846</text:p>
          </table:table-cell>
          <table:table-cell table:number-columns-repeated="4"/>
          <table:table-cell table:style-name="ce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5" table:formula="of:=[.D191]/[.E191]" office:value-type="float" office:value="0.277777777777778" calcext:value-type="float">
            <text:p>0.277777777777778</text:p>
          </table:table-cell>
          <table:table-cell table:number-columns-repeated="4"/>
          <table:table-cell table:style-name="ce5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5" table:formula="of:=[.D192]/[.E192]" office:value-type="float" office:value="0.283018867924528" calcext:value-type="float">
            <text:p>0.283018867924528</text:p>
          </table:table-cell>
          <table:table-cell table:number-columns-repeated="4"/>
          <table:table-cell table:style-name="ce5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5" table:number-columns-repeated="3"/>
          <table:table-cell table:number-columns-repeated="25"/>
        </table:table-row>
        <table:table-row table:style-name="ro1">
          <table:table-cell table:number-columns-repeated="10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5"/>
        </table:table-row>
        <table:table-row table:style-name="ro1" table:number-rows-repeated="3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6"/>
          <table:table-cell>
            <draw:frame draw:z-index="33" draw:style-name="gr1" draw:text-style-name="P1" svg:width="2.8315in" svg:height="2.3614in" svg:x="0.3807in" svg:y="0.05in">
              <draw:object draw:notify-on-update-of-ranges="Tabelle1.C186:Tabelle1.C192 Tabelle1.F200:Tabelle1.F206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3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LmUGP APO (repleced MSE for seleno methionine with MET, foublechecked with holo pdb)</text:p>
          </table:table-cell>
          <table:table-cell table:number-columns-repeated="7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table:formula="of:=[.D200]/[.E200]" office:value-type="float" office:value="0.197674418604651" calcext:value-type="float">
            <text:p>0.19767441860465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style-name="ce6" table:formula="of:=[.D201]/[.E201]" office:value-type="float" office:value="0.232876712328767" calcext:value-type="float">
            <text:p>0.23287671232876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table:style-name="ce1" table:formula="of:=[.D202]/[.E202]" office:value-type="float" office:value="0.228571428571429" calcext:value-type="float">
            <text:p>0.228571428571429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" table:formula="of:=[.D203]/[.E203]" office:value-type="float" office:value="0.176470588235294" calcext:value-type="float">
            <text:p>0.17647058823529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style-name="ce5" table:formula="of:=[.D204]/[.E204]" office:value-type="float" office:value="0.202380952380952" calcext:value-type="float">
            <text:p>0.20238095238095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style-name="ce1" table:formula="of:=[.D205]/[.E205]" office:value-type="float" office:value="0.213333333333333" calcext:value-type="float">
            <text:p>0.21333333333333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style-name="ce5" table:formula="of:=[.D206]/[.E206]" office:value-type="float" office:value="0.211764705882353" calcext:value-type="float">
            <text:p>0.211764705882353</text:p>
          </table:table-cell>
          <table:table-cell table:number-columns-repeated="36"/>
        </table:table-row>
        <table:table-row table:style-name="ro1" table:number-rows-repeated="2">
          <table:table-cell table:number-columns-repeated="42"/>
        </table:table-row>
        <table:table-row table:style-name="ro1" table:number-rows-repeated="2">
          <table:table-cell table:number-columns-repeated="10"/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 table:number-columns-repeated="7"/>
          <table:table-cell table:number-columns-repeated="25"/>
        </table:table-row>
        <table:table-row table:style-name="ro1">
          <table:table-cell table:number-columns-repeated="16"/>
          <table:table-cell office:value-type="string" calcext:value-type="string">
            <text:p>3 cut off merge coomon assignments top3 opt pars (min cluster=5)</text:p>
          </table:table-cell>
          <table:table-cell table:number-columns-repeated="6"/>
          <table:table-cell office:value-type="string" calcext:value-type="string">
            <text:p>3 cut off merge coomon assignments top3 opt pars (min cluster=1)</text:p>
          </table:table-cell>
          <table:table-cell table:number-columns-repeated="6"/>
          <table:table-cell office:value-type="string" calcext:value-type="string">
            <text:p>3 cut off merge coomon assignments top3 opt pars (min cluster=1, 0.1 Ang step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 unambiguous</text:p>
          </table:table-cell>
          <table:table-cell office:value-type="string" calcext:value-type="string">
            <text:p>total ambiguous</text:p>
          </table:table-cell>
          <table:table-cell office:value-type="string" calcext:value-type="string">
            <text:p>not assigne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Ubiquitin</text:p>
          </table:table-cell>
          <table:table-cell table:formula="of:=[.L214]-[.K214]-[.J214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M214]-[.L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table:formula="of:=[.S214]-[.R2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14]-[.S214]" office:value-type="float" office:value="5" calcext:value-type="float">
            <text:p>5</text:p>
          </table:table-cell>
          <table:table-cell/>
          <table:table-cell office:value-type="string" calcext:value-type="string">
            <text:p>Ubiquitin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14]-[.Z214]" office:value-type="float" office:value="0" calcext:value-type="float">
            <text:p>0</text:p>
          </table:table-cell>
          <table:table-cell/>
          <table:table-cell office:value-type="string" calcext:value-type="string">
            <text:p>Ubiquitin</text:p>
          </table:table-cell>
          <table:table-cell table:number-columns-repeated="4"/>
          <table:table-cell table:formula="of:=[.T214]-[.AG2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rsB</text:p>
          </table:table-cell>
          <table:table-cell table:formula="of:=[.L215]-[.K215]-[.J215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M215]-[.L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formula="of:=[.S215]-[.R215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15]-[.S215]" office:value-type="float" office:value="4" calcext:value-type="float">
            <text:p>4</text:p>
          </table:table-cell>
          <table:table-cell/>
          <table:table-cell office:value-type="string" calcext:value-type="string">
            <text:p>MrsB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M215]-[.Z215]" office:value-type="float" office:value="2" calcext:value-type="float">
            <text:p>2</text:p>
          </table:table-cell>
          <table:table-cell/>
          <table:table-cell office:value-type="string" calcext:value-type="string">
            <text:p>MrsB</text:p>
          </table:table-cell>
          <table:table-cell table:number-columns-repeated="4"/>
          <table:table-cell table:formula="of:=[.T215]-[.AG2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EIN1</text:p>
          </table:table-cell>
          <table:table-cell table:formula="of:=[.L216]-[.K216]-[.J216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M216]-[.L216]" office:value-type="float" office:value="18" calcext:value-type="float">
            <text:p>18</text:p>
          </table:table-cell>
          <table:table-cell/>
          <table:table-cell office:value-type="string" calcext:value-type="string">
            <text:p>EIN1</text:p>
          </table:table-cell>
          <table:table-cell table:formula="of:=[.S216]-[.R216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M216]-[.S216]" office:value-type="float" office:value="38" calcext:value-type="float">
            <text:p>38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M216]-[.Z216]" office:value-type="float" office:value="32" calcext:value-type="float">
            <text:p>32</text:p>
          </table:table-cell>
          <table:table-cell/>
          <table:table-cell office:value-type="string" calcext:value-type="string">
            <text:p>EIN1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T216]-[.AG216]" office:value-type="float" office:value="-58" calcext:value-type="float">
            <text:p>-5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TCase</text:p>
          </table:table-cell>
          <table:table-cell table:formula="of:=[.L217]-[.K217]-[.J217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[.M217]-[.L217]" office:value-type="float" office:value="2" calcext:value-type="float">
            <text:p>2</text:p>
          </table:table-cell>
          <table:table-cell/>
          <table:table-cell office:value-type="string" calcext:value-type="string">
            <text:p>atcase_fix</text:p>
          </table:table-cell>
          <table:table-cell table:formula="of:=[.S217]-[.R2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M217]-[.S217]" office:value-type="float" office:value="31" calcext:value-type="float">
            <text:p>31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217]-[.Z217]" office:value-type="float" office:value="28" calcext:value-type="float">
            <text:p>28</text:p>
          </table:table-cell>
          <table:table-cell/>
          <table:table-cell office:value-type="string" calcext:value-type="string">
            <text:p>atcase_f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T217]-[.AG217]" office:value-type="float" office:value="-12" calcext:value-type="float">
            <text:p>-12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BP</text:p>
          </table:table-cell>
          <table:table-cell table:formula="of:=[.L218]-[.K218]-[.J218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table:formula="of:=[.M218]-[.L218]" office:value-type="float" office:value="7" calcext:value-type="float">
            <text:p>7</text:p>
          </table:table-cell>
          <table:table-cell/>
          <table:table-cell office:value-type="string" calcext:value-type="string">
            <text:p>MBP</text:p>
          </table:table-cell>
          <table:table-cell table:formula="of:=[.S218]-[.R218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18]-[.S218]" office:value-type="float" office:value="35" calcext:value-type="float">
            <text:p>35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M218]-[.Z218]" office:value-type="float" office:value="11" calcext:value-type="float">
            <text:p>11</text:p>
          </table:table-cell>
          <table:table-cell/>
          <table:table-cell office:value-type="string" calcext:value-type="string">
            <text:p>MBP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T218]-[.AG218]" office:value-type="float" office:value="-48" calcext:value-type="float">
            <text:p>-48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SG</text:p>
          </table:table-cell>
          <table:table-cell table:formula="of:=[.L219]-[.K219]-[.J219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table:formula="of:=[.M219]-[.L219]" office:value-type="float" office:value="32" calcext:value-type="float">
            <text:p>32</text:p>
          </table:table-cell>
          <table:table-cell/>
          <table:table-cell office:value-type="string" calcext:value-type="string">
            <text:p>MSG</text:p>
          </table:table-cell>
          <table:table-cell table:formula="of:=[.S219]-[.R219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M219]-[.S219]" office:value-type="float" office:value="87" calcext:value-type="float">
            <text:p>87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M219]-[.Z219]" office:value-type="float" office:value="76" calcext:value-type="float">
            <text:p>76</text:p>
          </table:table-cell>
          <table:table-cell/>
          <table:table-cell office:value-type="string" calcext:value-type="string">
            <text:p>MSG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T219]-[.AG219]" office:value-type="float" office:value="-101" calcext:value-type="float">
            <text:p>-10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a7a7</text:p>
          </table:table-cell>
          <table:table-cell table:formula="of:=[.L220]-[.K220]-[.J220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[.M220]-[.L220]" office:value-type="float" office:value="8" calcext:value-type="float">
            <text:p>8</text:p>
          </table:table-cell>
          <table:table-cell/>
          <table:table-cell office:value-type="string" calcext:value-type="string">
            <text:p>A7a7_8_5</text:p>
          </table:table-cell>
          <table:table-cell table:formula="of:=[.S220]-[.R220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M220]-[.S220]" office:value-type="float" office:value="32" calcext:value-type="float">
            <text:p>32</text:p>
          </table:table-cell>
          <table:table-cell/>
          <table:table-cell office:value-type="string" calcext:value-type="string">
            <text:p>a7a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M220]-[.Z220]" office:value-type="float" office:value="30" calcext:value-type="float">
            <text:p>30</text:p>
          </table:table-cell>
          <table:table-cell/>
          <table:table-cell office:value-type="string" calcext:value-type="string">
            <text:p>a7a7</text:p>
          </table:table-cell>
          <table:table-cell table:number-columns-repeated="4"/>
          <table:table-cell table:formula="of:=[.T220]-[.AG22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HuNoV P-domain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21]-[.L221]" office:value-type="float" office:value="18" calcext:value-type="float">
            <text:p>18</text:p>
          </table:table-cell>
          <table:table-cell/>
          <table:table-cell office:value-type="string" calcext:value-type="string">
            <text:p>HuNoV P-domain</text:p>
          </table:table-cell>
          <table:table-cell table:formula="of:=[.S221]-[.R221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M221]-[.S221]" office:value-type="float" office:value="30" calcext:value-type="float">
            <text:p>30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M221]-[.Z221]" office:value-type="float" office:value="19" calcext:value-type="float">
            <text:p>19</text:p>
          </table:table-cell>
          <table:table-cell/>
          <table:table-cell office:value-type="string" calcext:value-type="string">
            <text:p>HuNoV P-domain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T221]-[.AG221]" office:value-type="float" office:value="-61" calcext:value-type="float">
            <text:p>-61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MNV P-domain</text:p>
          </table:table-cell>
          <table:table-cell table:formula="of:=[.L222]-[.K222]-[.J222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formula="of:=[.M222]-[.L222]" office:value-type="float" office:value="26" calcext:value-type="float">
            <text:p>26</text:p>
          </table:table-cell>
          <table:table-cell/>
          <table:table-cell office:value-type="string" calcext:value-type="string">
            <text:p>MNV P-domain</text:p>
          </table:table-cell>
          <table:table-cell table:formula="of:=[.S222]-[.R222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M222]-[.S222]" office:value-type="float" office:value="34" calcext:value-type="float">
            <text:p>34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M222]-[.Z222]" office:value-type="float" office:value="21" calcext:value-type="float">
            <text:p>21</text:p>
          </table:table-cell>
          <table:table-cell/>
          <table:table-cell office:value-type="string" calcext:value-type="string">
            <text:p>MNV P-domain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T222]-[.AG222]" office:value-type="float" office:value="-49" calcext:value-type="float">
            <text:p>-49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LmUGP</text:p>
          </table:table-cell>
          <table:table-cell table:formula="of:=[.L223]-[.K223]-[.J223]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formula="of:=[.M223]-[.L223]" office:value-type="float" office:value="31" calcext:value-type="float">
            <text:p>31</text:p>
          </table:table-cell>
          <table:table-cell/>
          <table:table-cell office:value-type="string" calcext:value-type="string">
            <text:p>LmUGP</text:p>
          </table:table-cell>
          <table:table-cell table:formula="of:=[.S223]-[.R223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M223]-[.S223]" office:value-type="float" office:value="77" calcext:value-type="float">
            <text:p>77</text:p>
          </table:table-cell>
          <table:table-cell/>
          <table:table-cell office:value-type="string" calcext:value-type="string">
            <text:p>LmUGP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M223]-[.Z223]" office:value-type="float" office:value="60" calcext:value-type="float">
            <text:p>60</text:p>
          </table:table-cell>
          <table:table-cell/>
          <table:table-cell office:value-type="string" calcext:value-type="string">
            <text:p>LmUGP</text:p>
          </table:table-cell>
          <table:table-cell table:number-columns-repeated="4"/>
          <table:table-cell table:formula="of:=[.T223]-[.AG2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"/>
          <table:table-cell table:style-name="ce4"/>
          <table:table-cell office:value-type="string" calcext:value-type="string">
            <text:p>GTB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9"/>
          <table:table-cell office:value-type="string" calcext:value-type="string">
            <text:p>GT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M224]-[.Z224]" office:value-type="float" office:value="53" calcext:value-type="float">
            <text:p>53</text:p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office:value-type="string" calcext:value-type="string">
            <text:p>LmUGP apo with preassignments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9"/>
          <table:table-cell office:value-type="string" calcext:value-type="string">
            <text:p>LmUGP apo with preassignments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table:number-columns-repeated="35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12"/>
          <table:table-cell office:value-type="string" calcext:value-type="string">
            <text:p>HuNoV P-domain sNoes removed or added 5%</text:p>
          </table:table-cell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/>
          <table:table-cell>
            <draw:frame draw:z-index="30" draw:name="MNV P-domain 1" draw:style-name="gr1" draw:text-style-name="P1" svg:width="3.0244in" svg:height="3.5445in" svg:x="0.2543in" svg:y="0.1402in">
              <draw:object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gnable</text:p>
          </table:table-cell>
          <table:table-cell office:value-type="string" calcext:value-type="string">
            <text:p>not assign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29]-[.K229]-[.J229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formula="of:=[.M229]-[.L229]" office:value-type="float" office:value="15" calcext:value-type="float">
            <text:p>15</text:p>
          </table:table-cell>
          <table:table-cell table:number-columns-repeated="6"/>
          <table:table-cell table:style-name="ce13" office:value-type="percentage" office:value="0.05" calcext:value-type="percentage">
            <text:p>5.00%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[.Y229]-[.X229]"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30]-[.K230]-[.J230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[.M230]-[.L230]" office:value-type="float" office:value="18" calcext:value-type="float">
            <text:p>18</text:p>
          </table:table-cell>
          <table:table-cell table:number-columns-repeated="5"/>
          <table:table-cell>
            <draw:frame draw:z-index="32" draw:style-name="gr1" draw:text-style-name="P1" svg:width="3.226in" svg:height="3.5429in" svg:x="0.4177in" svg:y="0.137in">
              <draw:object draw:notify-on-update-of-ranges="Tabelle1.H245:Tabelle1.H247 Tabelle1.I236:Tabelle1.I236 Tabelle1.I245:Tabelle1.I247 Tabelle1.J236:Tabelle1.J236 Tabelle1.J245:Tabelle1.J247"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</table:table-cell>
          <table:table-cell table:style-name="ce13" office:value-type="percentage" office:value="0" calcext:value-type="percentage">
            <text:p>0.00%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[.Y230]-[.X230]" office:value-type="float" office:value="19" calcext:value-type="float">
            <text:p>19</text:p>
          </table:table-cell>
          <table:table-cell/>
          <table:table-cell>
            <draw:frame draw:z-index="31" draw:style-name="gr1" draw:text-style-name="P1" svg:width="3.226in" svg:height="3.5429in" svg:x="-0.0004in" svg:y="0.0008in">
              <draw:object draw:notify-on-update-of-ranges="Tabelle1.U229:Tabelle1.U231 Tabelle1.V228:Tabelle1.V228 Tabelle1.V229:Tabelle1.V231 Tabelle1.W228:Tabelle1.W228 Tabelle1.W229:Tabelle1.W231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table:number-columns-repeated="6"/>
          <table:table-cell table:style-name="ce5"/>
          <table:table-cell table:number-columns-repeated="13"/>
          <table:table-cell table:style-name="ce13" office:value-type="percentage" office:value="-0.05" calcext:value-type="percentage">
            <text:p>-5.00%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[.Y231]-[.X231]"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3"/>
          <table:table-cell table:number-columns-repeated="30"/>
        </table:table-row>
        <table:table-row table:style-name="ro1">
          <table:table-cell table:number-columns-repeated="6"/>
          <table:table-cell table:style-name="ce5"/>
          <table:table-cell table:number-columns-repeated="35"/>
        </table:table-row>
        <table:table-row table:style-name="ro1">
          <table:table-cell table:number-columns-repeated="9"/>
          <table:table-cell office:value-type="string" calcext:value-type="string">
            <text:p>alle cluster größer 4 oder mit PCS 9-5A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office:value-type="float" office:value="163" calcext:value-type="float">
            <text:p>163</text:p>
          </table:table-cell>
          <table:table-cell table:formula="of:=[.M237]-[.L237]" office:value-type="float" office:value="20" calcext:value-type="float">
            <text:p>20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38]-[.K238]-[.J238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M238]-[.L238]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39]-[.K239]-[.J239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M239]-[.L239]" office:value-type="float" office:value="18" calcext:value-type="float">
            <text:p>18</text:p>
          </table:table-cell>
          <table:table-cell table:number-columns-repeated="2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9"/>
          <table:table-cell office:value-type="string" calcext:value-type="string">
            <text:p>min cluster 1 mit PCS shared 8 8-5 9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 table:number-columns-repeated="32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 structural ensemble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  <table:table-cell table:formula="of:=[.L244]-[.K244]" office:value-type="float" office:value="75" calcext:value-type="float">
            <text:p>7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table:formula="of:=[.L245]-[.K245]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formula="of:=[.L246]-[.K246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table:formula="of:=[.L247]-[.K247]"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MNV P-domain step size 0.1 Angstroe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37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51]-[.H251]-[.G251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51]-[.I251]"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2]-[.H252]-[.G252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52]-[.I252]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3]-[.H253]-[.G253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53]-[.I253]"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54]-[.H254]-[.G25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54]-[.I254]"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55]-[.H255]-[.G25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55]-[.I255]" office:value-type="float" office:value="17" calcext:value-type="float">
            <text:p>17</text:p>
          </table:table-cell>
          <table:table-cell table:number-columns-repeated="31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58]-[.H258]-[.G258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58]-[.I258]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9]-[.H259]-[.G259]"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63" calcext:value-type="float">
            <text:p>163</text:p>
          </table:table-cell>
          <table:table-cell table:formula="of:=[.J259]-[.I259]" office:value-type="float" office:value="23" calcext:value-type="float">
            <text:p>23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60]-[.H260]-[.G260]"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60]-[.I260]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61]-[.H261]-[.G261]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formula="of:=[.J261]-[.I261]" office:value-type="float" office:value="24" calcext:value-type="float">
            <text:p>24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62]-[.H262]-[.G262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table:formula="of:=[.J262]-[.I262]" office:value-type="float" office:value="41" calcext:value-type="float">
            <text:p>41</text:p>
          </table:table-cell>
          <table:table-cell table:number-columns-repeated="31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66]-[.H266]-[.G266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formula="of:=[.J266]-[.I266]" office:value-type="float" office:value="21" calcext:value-type="float">
            <text:p>21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67]-[.H267]-[.G267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table:formula="of:=[.J267]-[.I267]" office:value-type="float" office:value="19" calcext:value-type="float">
            <text:p>19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68]-[.H268]-[.G268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formula="of:=[.J268]-[.I268]" office:value-type="float" office:value="22" calcext:value-type="float">
            <text:p>22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69]-[.H269]-[.G269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formula="of:=[.J269]-[.I269]" office:value-type="float" office:value="18" calcext:value-type="float">
            <text:p>18</text:p>
          </table:table-cell>
          <table:table-cell table:number-columns-repeated="3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70]-[.H270]-[.G27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formula="of:=[.J270]-[.I270]" office:value-type="float" office:value="17" calcext:value-type="float">
            <text:p>17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4-03-06T20:05:06.487000000</dc:date>
    <meta:editing-duration>P4DT1H48M1S</meta:editing-duration>
    <meta:editing-cycles>51</meta:editing-cycles>
    <meta:document-statistic meta:table-count="1" meta:cell-count="1324" meta:object-count="3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83cm" svg:y="0.252cm" chart:style-name="ch2">
          <text:p>LmUGP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20:Tabelle1.M25" chart:data-source-has-labels="both" svg:x="0.155cm" svg:y="1.173cm" svg:width="5.597cm" svg:height="4.55cm">
          <chart:coordinate-region svg:x="0.988cm" svg:y="1.368cm" svg:width="4.764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20:Tabelle1.L25" chart:label-cell-address="Tabelle1.I236:Tabelle1.I236" chart:class="chart:bar">
            <chart:data-point chart:repeated="6"/>
          </chart:series>
          <chart:series chart:style-name="ch9" chart:values-cell-range-address="Tabelle1.M20:Tabelle1.M25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76">
                <text:p>76</text:p>
                <draw:g>
                  <svg:desc>Tabelle1.L20:Tabelle1.L25</svg:desc>
                </draw:g>
              </table:table-cell>
              <table:table-cell office:value-type="float" office:value="4">
                <text:p>4</text:p>
                <draw:g>
                  <svg:desc>Tabelle1.M20:Tabelle1.M2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6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79cm" svg:width="6.907cm" svg:height="4.701cm">
          <chart:coordinate-region svg:x="0.976cm" svg:y="1.419cm" svg:width="6.074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5cm" svg:y="0.316cm" chart:style-name="ch2">
          <text:p>LmUGP</text:p>
        </chart:title>
        <chart:legend chart:legend-position="end" svg:x="4.907cm" svg:y="3.47cm" style:legend-expansion="high" chart:style-name="ch3"/>
        <chart:plot-area chart:style-name="ch4" table:cell-range-address="Tabelle1.E251:Tabelle1.E255 Tabelle1.F250:Tabelle1.H250 Tabelle1.F258:Tabelle1.H262 Tabelle1.K250:Tabelle1.K250 Tabelle1.K258:Tabelle1.K262" chart:data-source-has-labels="both" svg:x="0.153cm" svg:y="1.301cm" svg:width="4.601cm" svg:height="7.519cm">
          <chart:coordinate-region svg:x="0.986cm" svg:y="1.496cm" svg:width="3.768cm" svg:height="5.713cm"/>
          <chart:axis chart:dimension="x" chart:name="primary-x" chart:style-name="ch5" chartooo:axis-type="auto">
            <chartooo:date-scale/>
            <chart:categories table:cell-range-address="Tabelle1.E251:Tabelle1.E2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58:Tabelle1.F262" chart:label-cell-address="Tabelle1.F250:Tabelle1.F250" chart:class="chart:bar">
            <chart:data-point chart:repeated="5"/>
          </chart:series>
          <chart:series chart:style-name="ch9" chart:values-cell-range-address="Tabelle1.H258:Tabelle1.H262" chart:label-cell-address="Tabelle1.H250:Tabelle1.H250" chart:class="chart:bar">
            <chart:data-point chart:repeated="5"/>
          </chart:series>
          <chart:series chart:style-name="ch10" chart:values-cell-range-address="Tabelle1.G258:Tabelle1.G262" chart:label-cell-address="Tabelle1.G250:Tabelle1.G250" chart:class="chart:bar">
            <chart:data-point chart:repeated="5"/>
          </chart:series>
          <chart:series chart:style-name="ch11" chart:values-cell-range-address="Tabelle1.K258:Tabelle1.K262" chart:label-cell-address="Tabelle1.K250:Tabelle1.K25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50:Tabelle1.F250</svg:desc>
                </draw:g>
              </table:table-cell>
              <table:table-cell office:value-type="string">
                <text:p>interchanged</text:p>
                <draw:g>
                  <svg:desc>Tabelle1.H250:Tabelle1.H250</svg:desc>
                </draw:g>
              </table:table-cell>
              <table:table-cell office:value-type="string">
                <text:p>wrong</text:p>
                <draw:g>
                  <svg:desc>Tabelle1.G250:Tabelle1.G250</svg:desc>
                </draw:g>
              </table:table-cell>
              <table:table-cell office:value-type="string">
                <text:p>not assigned</text:p>
                <draw:g>
                  <svg:desc>Tabelle1.K250:Tabelle1.K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51:Tabelle1.E255</svg:desc>
                </draw:g>
              </table:table-cell>
              <table:table-cell office:value-type="float" office:value="132">
                <text:p>132</text:p>
                <draw:g>
                  <svg:desc>Tabelle1.F258:Tabelle1.F262</svg:desc>
                </draw:g>
              </table:table-cell>
              <table:table-cell office:value-type="float" office:value="5">
                <text:p>5</text:p>
                <draw:g>
                  <svg:desc>Tabelle1.H258:Tabelle1.H262</svg:desc>
                </draw:g>
              </table:table-cell>
              <table:table-cell office:value-type="float" office:value="3">
                <text:p>3</text:p>
                <draw:g>
                  <svg:desc>Tabelle1.G258:Tabelle1.G262</svg:desc>
                </draw:g>
              </table:table-cell>
              <table:table-cell office:value-type="float" office:value="23">
                <text:p>23</text:p>
                <draw:g>
                  <svg:desc>Tabelle1.K258:Tabelle1.K262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294cm" svg:y="0.316cm" chart:style-name="ch2">
          <text:p>GTB</text:p>
        </chart:title>
        <chart:legend chart:legend-position="end" svg:x="4.907cm" svg:y="3.47cm" style:legend-expansion="high" chart:style-name="ch3"/>
        <chart:plot-area chart:style-name="ch4" table:cell-range-address="Tabelle1.E266:Tabelle1.H270 Tabelle1.F250:Tabelle1.H250 Tabelle1.K250:Tabelle1.K250 Tabelle1.K266:Tabelle1.K270" chart:data-source-has-labels="both" svg:x="0.153cm" svg:y="1.301cm" svg:width="4.601cm" svg:height="7.519cm">
          <chart:coordinate-region svg:x="0.792cm" svg:y="1.496cm" svg:width="3.962cm" svg:height="5.713cm"/>
          <chart:axis chart:dimension="x" chart:name="primary-x" chart:style-name="ch5" chartooo:axis-type="auto">
            <chartooo:date-scale/>
            <chart:categories table:cell-range-address="Tabelle1.E266:Tabelle1.E2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66:Tabelle1.F270" chart:label-cell-address="Tabelle1.F250:Tabelle1.F250" chart:class="chart:bar">
            <chart:data-point chart:repeated="5"/>
          </chart:series>
          <chart:series chart:style-name="ch9" chart:values-cell-range-address="Tabelle1.H266:Tabelle1.H270" chart:label-cell-address="Tabelle1.H250:Tabelle1.H250" chart:class="chart:bar">
            <chart:data-point chart:repeated="5"/>
          </chart:series>
          <chart:series chart:style-name="ch10" chart:values-cell-range-address="Tabelle1.G266:Tabelle1.G270" chart:label-cell-address="Tabelle1.G250:Tabelle1.G250" chart:class="chart:bar">
            <chart:data-point chart:repeated="5"/>
          </chart:series>
          <chart:series chart:style-name="ch11" chart:values-cell-range-address="Tabelle1.K266:Tabelle1.K270" chart:label-cell-address="Tabelle1.K250:Tabelle1.K25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50:Tabelle1.F250</svg:desc>
                </draw:g>
              </table:table-cell>
              <table:table-cell office:value-type="string">
                <text:p>interchanged</text:p>
                <draw:g>
                  <svg:desc>Tabelle1.H250:Tabelle1.H250</svg:desc>
                </draw:g>
              </table:table-cell>
              <table:table-cell office:value-type="string">
                <text:p>wrong</text:p>
                <draw:g>
                  <svg:desc>Tabelle1.G250:Tabelle1.G250</svg:desc>
                </draw:g>
              </table:table-cell>
              <table:table-cell office:value-type="string">
                <text:p>not assigned</text:p>
                <draw:g>
                  <svg:desc>Tabelle1.K250:Tabelle1.K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66:Tabelle1.E270</svg:desc>
                </draw:g>
              </table:table-cell>
              <table:table-cell office:value-type="float" office:value="57">
                <text:p>57</text:p>
                <draw:g>
                  <svg:desc>Tabelle1.F266:Tabelle1.F270</svg:desc>
                </draw:g>
              </table:table-cell>
              <table:table-cell office:value-type="float" office:value="1">
                <text:p>1</text:p>
                <draw:g>
                  <svg:desc>Tabelle1.H266:Tabelle1.H270</svg:desc>
                </draw:g>
              </table:table-cell>
              <table:table-cell office:value-type="float" office:value="4">
                <text:p>4</text:p>
                <draw:g>
                  <svg:desc>Tabelle1.G266:Tabelle1.G270</svg:desc>
                </draw:g>
              </table:table-cell>
              <table:table-cell office:value-type="float" office:value="21">
                <text:p>21</text:p>
                <draw:g>
                  <svg:desc>Tabelle1.K266:Tabelle1.K270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38cm" svg:y="0.316cm" chart:style-name="ch2">
          <text:p>huNoV P-domain</text:p>
        </chart:title>
        <chart:legend chart:legend-position="end" svg:x="4.9cm" svg:y="3.472cm" style:legend-expansion="high" chart:style-name="ch3"/>
        <chart:plot-area chart:style-name="ch4" chart:data-source-has-labels="both" svg:x="0.153cm" svg:y="1.301cm" svg:width="4.594cm" svg:height="7.523cm">
          <chart:coordinate-region svg:x="0.792cm" svg:y="1.496cm" svg:width="3.955cm" svg:height="6.21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7" style:family="chart">
      <style:graphic-properties draw:stroke="dash" draw:stroke-dash="Long_20_Dot"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title svg:x="2.25cm" svg:y="0.316cm" chart:style-name="ch2">
          <text:p>HuNoV P-domain</text:p>
        </chart:title>
        <chart:legend chart:legend-position="end" svg:x="6.346cm" svg:y="3.96cm" style:legend-expansion="high" chart:style-name="ch3"/>
        <chart:plot-area chart:style-name="ch4" table:cell-range-address="Tabelle1.U229:Tabelle1.W231 Tabelle1.V228:Tabelle1.W228" chart:data-source-has-labels="both" svg:x="0.163cm" svg:y="1.301cm" svg:width="6.02cm" svg:height="7.519cm">
          <chart:coordinate-region svg:x="0.802cm" svg:y="1.497cm" svg:width="5.381cm" svg:height="5.943cm"/>
          <chart:axis chart:dimension="x" chart:name="primary-x" chart:style-name="ch5" chartooo:axis-type="auto">
            <chartooo:date-scale/>
            <chart:categories table:cell-range-address="Tabelle1.U229:Tabelle1.U2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V229:Tabelle1.V231" chart:label-cell-address="Tabelle1.V228:Tabelle1.V228" chart:class="chart:bar">
            <chart:data-point chart:repeated="3"/>
          </chart:series>
          <chart:series chart:style-name="ch9" chart:values-cell-range-address="Tabelle1.W229:Tabelle1.W231" chart:label-cell-address="Tabelle1.W228:Tabelle1.W22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V228:Tabelle1.V228</svg:desc>
                </draw:g>
              </table:table-cell>
              <table:table-cell office:value-type="string">
                <text:p>wrong</text:p>
                <draw:g>
                  <svg:desc>Tabelle1.W228:Tabelle1.W228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abelle1.U229:Tabelle1.U231</svg:desc>
                </draw:g>
              </table:table-cell>
              <table:table-cell office:value-type="float" office:value="33">
                <text:p>33</text:p>
                <draw:g>
                  <svg:desc>Tabelle1.V229:Tabelle1.V231</svg:desc>
                </draw:g>
              </table:table-cell>
              <table:table-cell office:value-type="float" office:value="0">
                <text:p>0</text:p>
                <draw:g>
                  <svg:desc>Tabelle1.W229:Tabelle1.W23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0.05">
                <text:p>-0.05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37:Tabelle1.J239 Tabelle1.I236:Tabelle1.J236 Tabelle1.K236:Tabelle1.K239 Tabelle1.N236:Tabelle1.N239" chart:data-source-has-labels="both" svg:x="0.163cm" svg:y="0.18cm" svg:width="5.086cm" svg:height="8.64cm">
          <chart:coordinate-region svg:x="0.996cm" svg:y="0.375cm" svg:width="4.253cm" svg:height="5.813cm"/>
          <chart:axis chart:dimension="x" chart:name="primary-x" chart:style-name="ch4" chartooo:axis-type="auto">
            <chartooo:date-scale/>
            <chart:categories table:cell-range-address="Tabelle1.H237:Tabelle1.H2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37:Tabelle1.I239" chart:label-cell-address="Tabelle1.I236:Tabelle1.I236" chart:class="chart:bar">
            <chart:data-point chart:repeated="3"/>
          </chart:series>
          <chart:series chart:style-name="ch8" chart:values-cell-range-address="Tabelle1.K237:Tabelle1.K239" chart:label-cell-address="Tabelle1.K236:Tabelle1.K236" chart:class="chart:bar">
            <chart:data-point chart:repeated="3"/>
          </chart:series>
          <chart:series chart:style-name="ch9" chart:values-cell-range-address="Tabelle1.J237:Tabelle1.J239" chart:label-cell-address="Tabelle1.J236:Tabelle1.J236" chart:class="chart:bar">
            <chart:data-point chart:repeated="3"/>
          </chart:series>
          <chart:series chart:style-name="ch10" chart:values-cell-range-address="Tabelle1.N237:Tabelle1.N239" chart:label-cell-address="Tabelle1.N236:Tabelle1.N2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interchanged</text:p>
                <draw:g>
                  <svg:desc>Tabelle1.K236:Tabelle1.K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  <table:table-cell office:value-type="string">
                <text:p>not assigned</text:p>
                <draw:g>
                  <svg:desc>Tabelle1.N236:Tabelle1.N2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37:Tabelle1.H239</svg:desc>
                </draw:g>
              </table:table-cell>
              <table:table-cell office:value-type="float" office:value="129">
                <text:p>129</text:p>
                <draw:g>
                  <svg:desc>Tabelle1.I237:Tabelle1.I239</svg:desc>
                </draw:g>
              </table:table-cell>
              <table:table-cell office:value-type="float" office:value="4">
                <text:p>4</text:p>
                <draw:g>
                  <svg:desc>Tabelle1.K237:Tabelle1.K239</svg:desc>
                </draw:g>
              </table:table-cell>
              <table:table-cell office:value-type="float" office:value="6">
                <text:p>6</text:p>
                <draw:g>
                  <svg:desc>Tabelle1.J237:Tabelle1.J239</svg:desc>
                </draw:g>
              </table:table-cell>
              <table:table-cell office:value-type="float" office:value="20">
                <text:p>20</text:p>
                <draw:g>
                  <svg:desc>Tabelle1.N237:Tabelle1.N239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79cm" svg:width="6.907cm" svg:height="4.701cm">
          <chart:coordinate-region svg:x="1.205cm" svg:y="1.418cm" svg:width="5.845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7008547008547">
                <text:p>0.47008547008547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30769230769231">
                <text:p>0.4307692307692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19847328244275">
                <text:p>0.4198473282442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585cm" svg:height="8.618cm">
          <chart:coordinate-region svg:x="1.153cm" svg:y="0.374cm" svg:width="11.752cm" svg:height="5.455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37:Tabelle1.J239 Tabelle1.I236:Tabelle1.J236 Tabelle1.K236:Tabelle1.K239 Tabelle1.N236:Tabelle1.N239" chart:data-source-has-labels="both" svg:x="0.163cm" svg:y="0.18cm" svg:width="5.086cm" svg:height="8.64cm">
          <chart:coordinate-region svg:x="1.314cm" svg:y="0.375cm" svg:width="3.935cm" svg:height="5.813cm"/>
          <chart:axis chart:dimension="x" chart:name="primary-x" chart:style-name="ch4" chartooo:axis-type="auto">
            <chartooo:date-scale/>
            <chart:categories table:cell-range-address="Tabelle1.H237:Tabelle1.H2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37:Tabelle1.I239" chart:label-cell-address="Tabelle1.I236:Tabelle1.I236" chart:class="chart:bar">
            <chart:data-point chart:repeated="3"/>
          </chart:series>
          <chart:series chart:style-name="ch8" chart:values-cell-range-address="Tabelle1.K237:Tabelle1.K239" chart:label-cell-address="Tabelle1.K236:Tabelle1.K236" chart:class="chart:bar">
            <chart:data-point chart:repeated="3"/>
          </chart:series>
          <chart:series chart:style-name="ch9" chart:values-cell-range-address="Tabelle1.J237:Tabelle1.J239" chart:label-cell-address="Tabelle1.J236:Tabelle1.J236" chart:class="chart:bar">
            <chart:data-point chart:repeated="3"/>
          </chart:series>
          <chart:series chart:style-name="ch10" chart:values-cell-range-address="Tabelle1.N237:Tabelle1.N239" chart:label-cell-address="Tabelle1.N236:Tabelle1.N2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interchanged</text:p>
                <draw:g>
                  <svg:desc>Tabelle1.K236:Tabelle1.K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  <table:table-cell office:value-type="string">
                <text:p>not assigned</text:p>
                <draw:g>
                  <svg:desc>Tabelle1.N236:Tabelle1.N2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37:Tabelle1.H239</svg:desc>
                </draw:g>
              </table:table-cell>
              <table:table-cell office:value-type="float" office:value="129">
                <text:p>129</text:p>
                <draw:g>
                  <svg:desc>Tabelle1.I237:Tabelle1.I239</svg:desc>
                </draw:g>
              </table:table-cell>
              <table:table-cell office:value-type="float" office:value="4">
                <text:p>4</text:p>
                <draw:g>
                  <svg:desc>Tabelle1.K237:Tabelle1.K239</svg:desc>
                </draw:g>
              </table:table-cell>
              <table:table-cell office:value-type="float" office:value="6">
                <text:p>6</text:p>
                <draw:g>
                  <svg:desc>Tabelle1.J237:Tabelle1.J239</svg:desc>
                </draw:g>
              </table:table-cell>
              <table:table-cell office:value-type="float" office:value="20">
                <text:p>20</text:p>
                <draw:g>
                  <svg:desc>Tabelle1.N237:Tabelle1.N239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251cm" svg:y="0.252cm" chart:style-name="ch2">
          <text:p>MNV P-domain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38:Tabelle1.M4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38:Tabelle1.L43" chart:label-cell-address="Tabelle1.I236:Tabelle1.I236" chart:class="chart:bar">
            <chart:data-point chart:repeated="6"/>
          </chart:series>
          <chart:series chart:style-name="ch9" chart:values-cell-range-address="Tabelle1.M38:Tabelle1.M43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33">
                <text:p>33</text:p>
                <draw:g>
                  <svg:desc>Tabelle1.L38:Tabelle1.L43</svg:desc>
                </draw:g>
              </table:table-cell>
              <table:table-cell office:value-type="float" office:value="2">
                <text:p>2</text:p>
                <draw:g>
                  <svg:desc>Tabelle1.M38:Tabelle1.M4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74cm" svg:y="0.252cm" chart:style-name="ch2">
          <text:p>MSG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62:Tabelle1.M67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62:Tabelle1.L67" chart:label-cell-address="Tabelle1.I236:Tabelle1.I236" chart:class="chart:bar">
            <chart:data-point chart:repeated="6"/>
          </chart:series>
          <chart:series chart:style-name="ch9" chart:values-cell-range-address="Tabelle1.M62:Tabelle1.M67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46">
                <text:p>46</text:p>
                <draw:g>
                  <svg:desc>Tabelle1.L62:Tabelle1.L67</svg:desc>
                </draw:g>
              </table:table-cell>
              <table:table-cell office:value-type="float" office:value="8">
                <text:p>8</text:p>
                <draw:g>
                  <svg:desc>Tabelle1.M62:Tabelle1.M6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01cm" svg:y="0.252cm" chart:style-name="ch2">
          <text:p>MBP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80:Tabelle1.M85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80:Tabelle1.L85" chart:label-cell-address="Tabelle1.I236:Tabelle1.I236" chart:class="chart:bar">
            <chart:data-point chart:repeated="6"/>
          </chart:series>
          <chart:series chart:style-name="ch9" chart:values-cell-range-address="Tabelle1.M80:Tabelle1.M85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40">
                <text:p>40</text:p>
                <draw:g>
                  <svg:desc>Tabelle1.L80:Tabelle1.L85</svg:desc>
                </draw:g>
              </table:table-cell>
              <table:table-cell office:value-type="float" office:value="12">
                <text:p>12</text:p>
                <draw:g>
                  <svg:desc>Tabelle1.M80:Tabelle1.M8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75cm" svg:y="0.252cm" chart:style-name="ch2">
          <text:p>ATCase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99:Tabelle1.M104" chart:data-source-has-labels="both" svg:x="0.155cm" svg:y="1.173cm" svg:width="5.597cm" svg:height="4.55cm">
          <chart:coordinate-region svg:x="0.6cm" svg:y="1.368cm" svg:width="5.152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99:Tabelle1.L104" chart:label-cell-address="Tabelle1.I236:Tabelle1.I236" chart:class="chart:bar">
            <chart:data-point chart:repeated="6"/>
          </chart:series>
          <chart:series chart:style-name="ch9" chart:values-cell-range-address="Tabelle1.M99:Tabelle1.M104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2">
                <text:p>2</text:p>
                <draw:g>
                  <svg:desc>Tabelle1.L99:Tabelle1.L104</svg:desc>
                </draw:g>
              </table:table-cell>
              <table:table-cell office:value-type="float" office:value="1">
                <text:p>1</text:p>
                <draw:g>
                  <svg:desc>Tabelle1.M99:Tabelle1.M10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416cm" svg:y="0.252cm" chart:style-name="ch2">
          <text:p>EIN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120:Tabelle1.M125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20:Tabelle1.L125" chart:label-cell-address="Tabelle1.I236:Tabelle1.I236" chart:class="chart:bar">
            <chart:data-point chart:repeated="6"/>
          </chart:series>
          <chart:series chart:style-name="ch9" chart:values-cell-range-address="Tabelle1.M120:Tabelle1.M125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43">
                <text:p>43</text:p>
                <draw:g>
                  <svg:desc>Tabelle1.L120:Tabelle1.L125</svg:desc>
                </draw:g>
              </table:table-cell>
              <table:table-cell office:value-type="float" office:value="3">
                <text:p>3</text:p>
                <draw:g>
                  <svg:desc>Tabelle1.M120:Tabelle1.M12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257cm" svg:y="0.252cm" chart:style-name="ch2">
          <text:p>MrsB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136:Tabelle1.M141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36:Tabelle1.L141" chart:label-cell-address="Tabelle1.I236:Tabelle1.I236" chart:class="chart:bar">
            <chart:data-point chart:repeated="6"/>
          </chart:series>
          <chart:series chart:style-name="ch9" chart:values-cell-range-address="Tabelle1.M136:Tabelle1.M141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16">
                <text:p>16</text:p>
                <draw:g>
                  <svg:desc>Tabelle1.L136:Tabelle1.L141</svg:desc>
                </draw:g>
              </table:table-cell>
              <table:table-cell office:value-type="float" office:value="1">
                <text:p>1</text:p>
                <draw:g>
                  <svg:desc>Tabelle1.M136:Tabelle1.M14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913cm" svg:y="0.252cm" chart:style-name="ch2">
          <text:p>Ubiquitin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158:Tabelle1.M16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58:Tabelle1.L163" chart:label-cell-address="Tabelle1.I236:Tabelle1.I236" chart:class="chart:bar">
            <chart:data-point chart:repeated="6"/>
          </chart:series>
          <chart:series chart:style-name="ch9" chart:values-cell-range-address="Tabelle1.M158:Tabelle1.M163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13">
                <text:p>13</text:p>
                <draw:g>
                  <svg:desc>Tabelle1.L158:Tabelle1.L163</svg:desc>
                </draw:g>
              </table:table-cell>
              <table:table-cell office:value-type="float" office:value="0">
                <text:p>0</text:p>
                <draw:g>
                  <svg:desc>Tabelle1.M158:Tabelle1.M16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01cm" svg:y="0.252cm" chart:style-name="ch2">
          <text:p>a7a7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L171:Tabelle1.M176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171:Tabelle1.L176" chart:label-cell-address="Tabelle1.I236:Tabelle1.I236" chart:class="chart:bar">
            <chart:data-point chart:repeated="6"/>
          </chart:series>
          <chart:series chart:style-name="ch9" chart:values-cell-range-address="Tabelle1.M171:Tabelle1.M176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20">
                <text:p>20</text:p>
                <draw:g>
                  <svg:desc>Tabelle1.L171:Tabelle1.L176</svg:desc>
                </draw:g>
              </table:table-cell>
              <table:table-cell office:value-type="float" office:value="1">
                <text:p>1</text:p>
                <draw:g>
                  <svg:desc>Tabelle1.M171:Tabelle1.M176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167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79cm" svg:width="6.907cm" svg:height="4.701cm">
          <chart:coordinate-region svg:x="1.205cm" svg:y="1.419cm" svg:width="5.845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14:Tabelle1.J223 Tabelle1.I213:Tabelle1.J213 Tabelle1.K213:Tabelle1.K223 Tabelle1.N213:Tabelle1.N223" chart:data-source-has-labels="both" svg:x="0.32cm" svg:y="0.179cm" svg:width="12.585cm" svg:height="8.618cm">
          <chart:coordinate-region svg:x="1.471cm" svg:y="0.374cm" svg:width="11.434cm" svg:height="5.455cm"/>
          <chart:axis chart:dimension="x" chart:name="primary-x" chart:style-name="ch4" chartooo:axis-type="auto">
            <chartooo:date-scale/>
            <chart:categories table:cell-range-address="Tabelle1.H214:Tabelle1.H2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14:Tabelle1.I223" chart:label-cell-address="Tabelle1.I213:Tabelle1.I213" chart:class="chart:bar">
            <chart:data-point chart:repeated="10"/>
          </chart:series>
          <chart:series chart:style-name="ch8" chart:values-cell-range-address="Tabelle1.K214:Tabelle1.K223" chart:label-cell-address="Tabelle1.K213:Tabelle1.K213" chart:class="chart:bar">
            <chart:data-point chart:repeated="10"/>
          </chart:series>
          <chart:series chart:style-name="ch9" chart:values-cell-range-address="Tabelle1.J214:Tabelle1.J223" chart:label-cell-address="Tabelle1.J213:Tabelle1.J213" chart:class="chart:bar">
            <chart:data-point chart:repeated="10"/>
          </chart:series>
          <chart:series chart:style-name="ch10" chart:values-cell-range-address="Tabelle1.N214:Tabelle1.N223" chart:label-cell-address="Tabelle1.N213:Tabelle1.N213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13:Tabelle1.I213</svg:desc>
                </draw:g>
              </table:table-cell>
              <table:table-cell office:value-type="string">
                <text:p>interchanged</text:p>
                <draw:g>
                  <svg:desc>Tabelle1.K213:Tabelle1.K213</svg:desc>
                </draw:g>
              </table:table-cell>
              <table:table-cell office:value-type="string">
                <text:p>wrong</text:p>
                <draw:g>
                  <svg:desc>Tabelle1.J213:Tabelle1.J213</svg:desc>
                </draw:g>
              </table:table-cell>
              <table:table-cell office:value-type="string">
                <text:p>not assigned</text:p>
                <draw:g>
                  <svg:desc>Tabelle1.N213:Tabelle1.N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14:Tabelle1.H223</svg:desc>
                </draw:g>
              </table:table-cell>
              <table:table-cell office:value-type="float" office:value="13">
                <text:p>13</text:p>
                <draw:g>
                  <svg:desc>Tabelle1.I214:Tabelle1.I223</svg:desc>
                </draw:g>
              </table:table-cell>
              <table:table-cell office:value-type="float" office:value="0">
                <text:p>0</text:p>
                <draw:g>
                  <svg:desc>Tabelle1.K214:Tabelle1.K223</svg:desc>
                </draw:g>
              </table:table-cell>
              <table:table-cell office:value-type="float" office:value="0">
                <text:p>0</text:p>
                <draw:g>
                  <svg:desc>Tabelle1.J214:Tabelle1.J223</svg:desc>
                </draw:g>
              </table:table-cell>
              <table:table-cell office:value-type="float" office:value="5">
                <text:p>5</text:p>
                <draw:g>
                  <svg:desc>Tabelle1.N214:Tabelle1.N223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TCase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27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text-properties fo:font-size="10pt" style:font-size-asian="10pt" style:font-size-complex="10pt"/>
    </style:style>
    <style:style style:name="ch6" style:family="chart">
      <style:graphic-properties draw:stroke="dash" draw:stroke-dash="Long_20_Dot"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style-name="ch1">
        <chart:legend chart:legend-position="end" svg:x="6.346cm" svg:y="3.96cm" style:legend-expansion="high" chart:style-name="ch2"/>
        <chart:plot-area chart:style-name="ch3" table:cell-range-address="Tabelle1.H245:Tabelle1.J247 Tabelle1.I236:Tabelle1.J236" chart:data-source-has-labels="both" svg:x="0.163cm" svg:y="0.18cm" svg:width="6.02cm" svg:height="8.64cm">
          <chart:coordinate-region svg:x="0.996cm" svg:y="0.376cm" svg:width="5.187cm" svg:height="5.812cm"/>
          <chart:axis chart:dimension="x" chart:name="primary-x" chart:style-name="ch4" chartooo:axis-type="auto">
            <chartooo:date-scale/>
            <chart:categories table:cell-range-address="Tabelle1.H245:Tabelle1.H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45:Tabelle1.I247" chart:label-cell-address="Tabelle1.I236:Tabelle1.I236" chart:class="chart:bar">
            <chart:data-point chart:repeated="3"/>
          </chart:series>
          <chart:series chart:style-name="ch8" chart:values-cell-range-address="Tabelle1.J245:Tabelle1.J247" chart:label-cell-address="Tabelle1.J236:Tabelle1.J23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45:Tabelle1.H247</svg:desc>
                </draw:g>
              </table:table-cell>
              <table:table-cell office:value-type="float" office:value="127">
                <text:p>127</text:p>
                <draw:g>
                  <svg:desc>Tabelle1.I245:Tabelle1.I247</svg:desc>
                </draw:g>
              </table:table-cell>
              <table:table-cell office:value-type="float" office:value="6">
                <text:p>6</text:p>
                <draw:g>
                  <svg:desc>Tabelle1.J245:Tabelle1.J247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Long_20_Dot" draw:display-name="Long Dot" draw:style="rect" draw:dots1="1" draw:dots1-length="100%" draw:distance="300%"/>
  </office:styles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19cm" svg:y="0.255cm" chart:style-name="ch2">
          <text:p>GTB (2rit*)</text:p>
        </chart:title>
        <chart:plot-area chart:style-name="ch3" table:cell-range-address="Tabelle1.C186:Tabelle1.C192 Tabelle1.F186:Tabelle1.F192" chart:data-source-has-labels="column" svg:x="0.143cm" svg:y="1.179cm" svg:width="6.907cm" svg:height="4.701cm">
          <chart:coordinate-region svg:x="0.976cm" svg:y="1.418cm" svg:width="6.074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186:Tabelle1.F19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325581395348837">
                <text:p>0.325581395348837</text:p>
                <draw:g>
                  <svg:desc>Tabelle1.F186:Tabelle1.F192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395833333333333">
                <text:p>0.3958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2156862745098">
                <text:p>0.392156862745098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403846153846154">
                <text:p>0.4038461538461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46153846153846">
                <text:p>0.346153846153846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83018867924528">
                <text:p>0.28301886792452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3.327cm" svg:y="0.252cm" chart:style-name="ch2">
          <text:p>GTB</text:p>
        </chart:title>
        <chart:legend chart:legend-position="end" svg:x="5.907cm" svg:y="2.379cm" style:legend-expansion="high" chart:style-name="ch3"/>
        <chart:plot-area chart:style-name="ch4" table:cell-range-address="Tabelle1.K5:Tabelle1.K10 Tabelle1.I236:Tabelle1.J236 Tabelle1.M188:Tabelle1.N193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M188:Tabelle1.M193" chart:label-cell-address="Tabelle1.I236:Tabelle1.I236" chart:class="chart:bar">
            <chart:data-point chart:repeated="6"/>
          </chart:series>
          <chart:series chart:style-name="ch9" chart:values-cell-range-address="Tabelle1.N188:Tabelle1.N193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10">
                <text:p>10</text:p>
                <draw:g>
                  <svg:desc>Tabelle1.M188:Tabelle1.M193</svg:desc>
                </draw:g>
              </table:table-cell>
              <table:table-cell office:value-type="float" office:value="4">
                <text:p>4</text:p>
                <draw:g>
                  <svg:desc>Tabelle1.N188:Tabelle1.N19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528cm" svg:y="0.255cm" chart:style-name="ch2">
          <text:p>LmUGP apo (2oef*)</text:p>
        </chart:title>
        <chart:plot-area chart:style-name="ch3" table:cell-range-address="Tabelle1.C186:Tabelle1.C192 Tabelle1.F200:Tabelle1.F206" chart:data-source-has-labels="column" svg:x="0.143cm" svg:y="1.179cm" svg:width="6.907cm" svg:height="4.701cm">
          <chart:coordinate-region svg:x="1.205cm" svg:y="1.418cm" svg:width="5.845cm" svg:height="3.823cm"/>
          <chart:axis chart:dimension="x" chart:name="primary-x" chart:style-name="ch4" chartooo:axis-type="auto">
            <chartooo:date-scale/>
            <chart:categories table:cell-range-address="Tabelle1.C186:Tabelle1.C1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200:Tabelle1.F20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Tabelle1.C186:Tabelle1.C192</svg:desc>
                </draw:g>
              </table:table-cell>
              <table:table-cell office:value-type="float" office:value="0.197674418604651">
                <text:p>0.197674418604651</text:p>
                <draw:g>
                  <svg:desc>Tabelle1.F200:Tabelle1.F206</svg:desc>
                </draw:g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02380952380952">
                <text:p>0.202380952380952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11764705882353">
                <text:p>0.21176470588235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7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18cm" svg:y="0.316cm" chart:style-name="ch2">
          <text:p>MNV P-domain</text:p>
        </chart:title>
        <chart:legend chart:legend-position="end" svg:x="4.907cm" svg:y="3.47cm" style:legend-expansion="high" chart:style-name="ch3"/>
        <chart:plot-area chart:style-name="ch4" table:cell-range-address="Tabelle1.E251:Tabelle1.G255 Tabelle1.F250:Tabelle1.G250 Tabelle1.H250:Tabelle1.H255 Tabelle1.K250:Tabelle1.K255" chart:data-source-has-labels="both" svg:x="0.153cm" svg:y="1.301cm" svg:width="4.601cm" svg:height="7.519cm">
          <chart:coordinate-region svg:x="0.792cm" svg:y="1.496cm" svg:width="3.962cm" svg:height="5.712cm"/>
          <chart:axis chart:dimension="x" chart:name="primary-x" chart:style-name="ch5" chartooo:axis-type="auto">
            <chartooo:date-scale/>
            <chart:categories table:cell-range-address="Tabelle1.E251:Tabelle1.E2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51:Tabelle1.F255" chart:label-cell-address="Tabelle1.F250:Tabelle1.F250" chart:class="chart:bar">
            <chart:data-point chart:repeated="5"/>
            <loext:propertry-mapping loext:property="BorderColor" loext:cell-range-address="Tabelle1.F251:Tabelle1.F255"/>
          </chart:series>
          <chart:series chart:style-name="ch9" chart:values-cell-range-address="Tabelle1.H251:Tabelle1.H255" chart:label-cell-address="Tabelle1.H250:Tabelle1.H250" chart:class="chart:bar">
            <chart:data-point chart:repeated="5"/>
            <loext:propertry-mapping loext:property="BorderColor" loext:cell-range-address="Tabelle1.H251:Tabelle1.H255"/>
          </chart:series>
          <chart:series chart:style-name="ch10" chart:values-cell-range-address="Tabelle1.G251:Tabelle1.G255" chart:label-cell-address="Tabelle1.G250:Tabelle1.G250" chart:class="chart:bar">
            <chart:data-point chart:repeated="5"/>
            <loext:propertry-mapping loext:property="BorderColor" loext:cell-range-address="Tabelle1.G251:Tabelle1.G255"/>
          </chart:series>
          <chart:series chart:style-name="ch11" chart:values-cell-range-address="Tabelle1.K251:Tabelle1.K255" chart:label-cell-address="Tabelle1.K250:Tabelle1.K250" chart:class="chart:bar">
            <chart:data-point chart:repeated="5"/>
            <loext:propertry-mapping loext:property="BorderColor" loext:cell-range-address="Tabelle1.K251:Tabelle1.K25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50:Tabelle1.F250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50:Tabelle1.H250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50:Tabelle1.G25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50:Tabelle1.K250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51:Tabelle1.E255</svg:desc>
                </draw:g>
              </table:table-cell>
              <table:table-cell office:value-type="float" office:value="52">
                <text:p>52</text:p>
                <draw:g>
                  <svg:desc>Tabelle1.F251:Tabelle1.F255</svg:desc>
                </draw:g>
              </table:table-cell>
              <table:table-cell office:value-type="float" office:value="52">
                <text:p>52</text:p>
                <draw:g>
                  <svg:desc>Tabelle1.F251:Tabelle1.F255</svg:desc>
                </draw:g>
              </table:table-cell>
              <table:table-cell office:value-type="float" office:value="1">
                <text:p>1</text:p>
                <draw:g>
                  <svg:desc>Tabelle1.H251:Tabelle1.H255</svg:desc>
                </draw:g>
              </table:table-cell>
              <table:table-cell office:value-type="float" office:value="1">
                <text:p>1</text:p>
                <draw:g>
                  <svg:desc>Tabelle1.H251:Tabelle1.H255</svg:desc>
                </draw:g>
              </table:table-cell>
              <table:table-cell office:value-type="float" office:value="2">
                <text:p>2</text:p>
                <draw:g>
                  <svg:desc>Tabelle1.G251:Tabelle1.G255</svg:desc>
                </draw:g>
              </table:table-cell>
              <table:table-cell office:value-type="float" office:value="2">
                <text:p>2</text:p>
                <draw:g>
                  <svg:desc>Tabelle1.G251:Tabelle1.G255</svg:desc>
                </draw:g>
              </table:table-cell>
              <table:table-cell office:value-type="float" office:value="14">
                <text:p>14</text:p>
                <draw:g>
                  <svg:desc>Tabelle1.K251:Tabelle1.K255</svg:desc>
                </draw:g>
              </table:table-cell>
              <table:table-cell office:value-type="float" office:value="14">
                <text:p>14</text:p>
                <draw:g>
                  <svg:desc>Tabelle1.K251:Tabelle1.K255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04761904761905">
                <text:p>0.4047619047619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T5:Tabelle1.T11" chart:data-source-has-labels="column" svg:x="0.143cm" svg:y="1.179cm" svg:width="6.907cm" svg:height="4.701cm">
          <chart:coordinate-region svg:x="0.93cm" svg:y="1.418cm" svg:width="6.12cm" svg:height="2.713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T5:Tabelle1.T1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NaN">
                <text:p>NaN</text:p>
                <draw:g>
                  <svg:desc>Tabelle1.T5:Tabelle1.T11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89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7.756cm" svg:height="5.839cm" xlink:href=".." xlink:type="simple" chart:class="chart:bar" chart:style-name="ch1">
        <chart:title svg:x="2.031cm" svg:y="0.252cm" chart:style-name="ch2">
          <text:p>HuNoV P-domain</text:p>
        </chart:title>
        <chart:legend chart:legend-position="end" svg:x="5.907cm" svg:y="2.379cm" style:legend-expansion="high" chart:style-name="ch3"/>
        <chart:plot-area chart:style-name="ch4" table:cell-range-address="Tabelle1.K5:Tabelle1.M10 Tabelle1.I236:Tabelle1.J236" chart:data-source-has-labels="both" svg:x="0.155cm" svg:y="1.173cm" svg:width="5.597cm" svg:height="4.55cm">
          <chart:coordinate-region svg:x="0.794cm" svg:y="1.368cm" svg:width="4.958cm" svg:height="3.716cm"/>
          <chart:axis chart:dimension="x" chart:name="primary-x" chart:style-name="ch5" chartooo:axis-type="auto">
            <chartooo:date-scale/>
            <chart:categories table:cell-range-address="Tabelle1.K5:Tabelle1.K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L5:Tabelle1.L10" chart:label-cell-address="Tabelle1.I236:Tabelle1.I236" chart:class="chart:bar">
            <chart:data-point chart:repeated="6"/>
          </chart:series>
          <chart:series chart:style-name="ch9" chart:values-cell-range-address="Tabelle1.M5:Tabelle1.M10" chart:label-cell-address="Tabelle1.J236:Tabelle1.J23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36:Tabelle1.I236</svg:desc>
                </draw:g>
              </table:table-cell>
              <table:table-cell office:value-type="string">
                <text:p>wrong</text:p>
                <draw:g>
                  <svg:desc>Tabelle1.J236:Tabelle1.J236</svg:desc>
                </draw:g>
              </table:table-cell>
            </table:table-row>
          </table:table-header-rows>
          <table:table-rows>
            <table:table-row>
              <table:table-cell office:value-type="float" office:value="6">
                <text:p>6</text:p>
                <draw:g>
                  <svg:desc>Tabelle1.K5:Tabelle1.K10</svg:desc>
                </draw:g>
              </table:table-cell>
              <table:table-cell office:value-type="float" office:value="28">
                <text:p>28</text:p>
                <draw:g>
                  <svg:desc>Tabelle1.L5:Tabelle1.L10</svg:desc>
                </draw:g>
              </table:table-cell>
              <table:table-cell office:value-type="float" office:value="2">
                <text:p>2</text:p>
                <draw:g>
                  <svg:desc>Tabelle1.M5:Tabelle1.M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